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60000021512056B81E95AF3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006f" officeooo:paragraph-rsid="000c006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006f" officeooo:paragraph-rsid="000c006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c94" officeooo:paragraph-rsid="000c3c9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94d8" officeooo:paragraph-rsid="000d94d8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M5 FORMULAIRE</text:p>
      <text:p text:style-name="P1"><text:span text:style-name="T1"/></text:p>
      <text:p text:style-name="P2"><text:span text:style-name="T1"/></text:p>
      <text:p text:style-name="P3">Exercice 1 <text:span text:style-name="T1">:</text:span></text:p>
      <text:p text:style-name="P3"><draw:frame draw:style-name="fr1" draw:name="Image1" text:anchor-type="paragraph" svg:width="17cm" svg:height="8.281cm" draw:z-index="0"><draw:image xlink:href="Pictures/10000000000004460000021512056B81E95AF364.png" xlink:type="simple" xlink:show="embed" xlink:actuate="onLoad" loext:mime-type="image/png"/></draw:frame><text:span text:style-name="T1"/></text:p>
      <text:p text:style-name="P4"><text:span text:style-name="T1">Les parties en jaune sont les parties en 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9:02:42.428000000</meta:creation-date>
    <dc:date>2020-10-12T10:35:13.606000000</dc:date>
    <meta:editing-duration>PT1H12M10S</meta:editing-duration>
    <meta:editing-cycles>2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3" meta:word-count="14" meta:character-count="70" meta:non-whitespace-character-count="59"/>
  </office:meta>
</office:document-meta>
</file>